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dictionary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k1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267402" calcext:value-type="float">
            <text:p>2674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1010910" calcext:value-type="float">
            <text:p>1010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33523080" calcext:value-type="float">
            <text:p>33523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_WOR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326100" calcext:value-type="float">
            <text:p>3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326100000" calcext:value-type="float">
            <text:p>32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3261000" calcext:value-type="float">
            <text:p>3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260880" calcext:value-type="float">
            <text:p>26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3914400" calcext:value-type="float">
            <text:p>3391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2608800" calcext:value-type="float">
            <text:p>260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0852608" calcext:value-type="float">
            <text:p>10852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271321722" calcext:value-type="float">
            <text:p>271321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2726196" calcext:value-type="float">
            <text:p>27261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16318044" calcext:value-type="float">
            <text:p>16318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21309200" calcext:value-type="float">
            <text:p>12130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45660522" calcext:value-type="float">
            <text:p>45660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4565400" calcext:value-type="float">
            <text:p>456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7304640" calcext:value-type="float">
            <text:p>7304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43788708" calcext:value-type="float">
            <text:p>437887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8485122" calcext:value-type="float">
            <text:p>8485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50871600" calcext:value-type="float">
            <text:p>508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3913200" calcext:value-type="float">
            <text:p>391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3137082" calcext:value-type="float">
            <text:p>313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6267642" calcext:value-type="float">
            <text:p>6267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27914160" calcext:value-type="float">
            <text:p>2791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267402" calcext:value-type="float">
            <text:p>2674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1010910" calcext:value-type="float">
            <text:p>1010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33523080" calcext:value-type="float">
            <text:p>33523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_wOR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326100" calcext:value-type="float">
            <text:p>3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326100000" calcext:value-type="float">
            <text:p>32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3261000" calcext:value-type="float">
            <text:p>3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260880" calcext:value-type="float">
            <text:p>26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3914400" calcext:value-type="float">
            <text:p>3391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2608800" calcext:value-type="float">
            <text:p>260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0852608" calcext:value-type="float">
            <text:p>10852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271321722" calcext:value-type="float">
            <text:p>271321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2726196" calcext:value-type="float">
            <text:p>27261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16318044" calcext:value-type="float">
            <text:p>16318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21309200" calcext:value-type="float">
            <text:p>12130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45660522" calcext:value-type="float">
            <text:p>45660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4565400" calcext:value-type="float">
            <text:p>4565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7304640" calcext:value-type="float">
            <text:p>7304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43788708" calcext:value-type="float">
            <text:p>437887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8485122" calcext:value-type="float">
            <text:p>8485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50871600" calcext:value-type="float">
            <text:p>508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3913200" calcext:value-type="float">
            <text:p>391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3137082" calcext:value-type="float">
            <text:p>313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6267642" calcext:value-type="float">
            <text:p>6267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27914160" calcext:value-type="float">
            <text:p>2791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267402" calcext:value-type="float">
            <text:p>2674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1010910" calcext:value-type="float">
            <text:p>1010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33523080" calcext:value-type="float">
            <text:p>33523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_Wor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326100" calcext:value-type="float">
            <text:p>3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326100000" calcext:value-type="float">
            <text:p>32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3261000" calcext:value-type="float">
            <text:p>3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260880" calcext:value-type="float">
            <text:p>2608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3914400" calcext:value-type="float">
            <text:p>3391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2608800" calcext:value-type="float">
            <text:p>260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0852608" calcext:value-type="float">
            <text:p>10852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271321722" calcext:value-type="float">
            <text:p>271321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2726196" calcext:value-type="float">
            <text:p>2726196</text:p>
          </table:table-cell>
          <table:table-cell office:value-type="float" office:value="13.7047375753155" calcext:value-type="float">
            <text:p>13,7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16318044" calcext:value-type="float">
            <text:p>16318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21309200" calcext:value-type="float">
            <text:p>12130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22.9863330120196" calcext:value-type="float">
            <text:p>22,99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9.72956274745666" calcext:value-type="float">
            <text:p>9,73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45660522" calcext:value-type="float">
            <text:p>45660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4565400" calcext:value-type="float">
            <text:p>45654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7304640" calcext:value-type="float">
            <text:p>7304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43788708" calcext:value-type="float">
            <text:p>437887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8485122" calcext:value-type="float">
            <text:p>8485122</text:p>
          </table:table-cell>
          <table:table-cell office:value-type="float" office:value="5.35038828607379" calcext:value-type="float">
            <text:p>5,35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50871600" calcext:value-type="float">
            <text:p>508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15.5979404850867" calcext:value-type="float">
            <text:p>15,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3913200" calcext:value-type="float">
            <text:p>3913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3137082" calcext:value-type="float">
            <text:p>31370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28.7229624573435" calcext:value-type="float">
            <text:p>28,72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6267642" calcext:value-type="float">
            <text:p>6267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27914160" calcext:value-type="float">
            <text:p>279141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sc_word,rule</text:p>
          </table:table-cell>
          <table:table-cell office:value-type="float" office:value="267402" calcext:value-type="float">
            <text:p>26740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1-0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cc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dd_wor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mon_dd_wor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,rule</text:p>
          </table:table-cell>
          <table:table-cell office:value-type="float" office:value="202182" calcext:value-type="float">
            <text:p>20218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dd,rule</text:p>
          </table:table-cell>
          <table:table-cell office:value-type="float" office:value="20218200" calcext:value-type="float">
            <text:p>20218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sc,rule</text:p>
          </table:table-cell>
          <table:table-cell office:value-type="float" office:value="1010910" calcext:value-type="float">
            <text:p>101091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ay_word_year,rule</text:p>
          </table:table-cell>
          <table:table-cell office:value-type="float" office:value="33523080" calcext:value-type="float">
            <text:p>3352308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d_wor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d_wor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d_wor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sc_word,rule</text:p>
          </table:table-cell>
          <table:table-cell office:value-type="float" office:value="326100" calcext:value-type="float">
            <text:p>3261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d_word,rule</text:p>
          </table:table-cell>
          <table:table-cell office:value-type="float" office:value="65220" calcext:value-type="float">
            <text:p>6522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dd_word,rule</text:p>
          </table:table-cell>
          <table:table-cell office:value-type="float" office:value="326100000" calcext:value-type="float">
            <text:p>32610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dd_word,rule</text:p>
          </table:table-cell>
          <table:table-cell office:value-type="float" office:value="3261000" calcext:value-type="float">
            <text:p>3261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,rule</text:p>
          </table:table-cell>
          <table:table-cell office:value-type="float" office:value="260880" calcext:value-type="float">
            <text:p>260880</text:p>
          </table:table-cell>
          <table:table-cell office:value-type="float" office:value="6.43850459745545" calcext:value-type="float">
            <text:p>6,44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mon_sc,rule</text:p>
          </table:table-cell>
          <table:table-cell office:value-type="float" office:value="33914400" calcext:value-type="float">
            <text:p>339144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dd_sc,rule</text:p>
          </table:table-cell>
          <table:table-cell office:value-type="float" office:value="2608800" calcext:value-type="float">
            <text:p>26088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mon_day_sc,rule</text:p>
          </table:table-cell>
          <table:table-cell office:value-type="float" office:value="10852608" calcext:value-type="float">
            <text:p>108526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word_year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sc_year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2sc_dd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dd_mon,rule</text:p>
          </table:table-cell>
          <table:table-cell office:value-type="float" office:value="271321722" calcext:value-type="float">
            <text:p>2713217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,rule</text:p>
          </table:table-cell>
          <table:table-cell office:value-type="float" office:value="2726196" calcext:value-type="float">
            <text:p>2726196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dd,rule</text:p>
          </table:table-cell>
          <table:table-cell office:value-type="float" office:value="238209528" calcext:value-type="float">
            <text:p>23820952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sc,rule</text:p>
          </table:table-cell>
          <table:table-cell office:value-type="float" office:value="16318044" calcext:value-type="float">
            <text:p>16318044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ay_mon_year,rule</text:p>
          </table:table-cell>
          <table:table-cell office:value-type="float" office:value="121309200" calcext:value-type="float">
            <text:p>1213092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,rule</text:p>
          </table:table-cell>
          <table:table-cell office:value-type="float" office:value="652200" calcext:value-type="float">
            <text:p>652200</text:p>
          </table:table-cell>
          <table:table-cell office:value-type="float" office:value="4.42172312641851" calcext:value-type="float">
            <text:p>4,42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,rule</text:p>
          </table:table-cell>
          <table:table-cell office:value-type="float" office:value="6522000" calcext:value-type="float">
            <text:p>6522000</text:p>
          </table:table-cell>
          <table:table-cell office:value-type="float" office:value="5.70558854861622" calcext:value-type="float">
            <text:p>5,71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d,rule</text:p>
          </table:table-cell>
          <table:table-cell office:value-type="float" office:value="65220000" calcext:value-type="float">
            <text:p>652200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d_sc,rule</text:p>
          </table:table-cell>
          <table:table-cell office:value-type="float" office:value="45660522" calcext:value-type="float">
            <text:p>456605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2sc,rule</text:p>
          </table:table-cell>
          <table:table-cell office:value-type="float" office:value="4565400" calcext:value-type="float">
            <text:p>45654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,rule</text:p>
          </table:table-cell>
          <table:table-cell office:value-type="float" office:value="7304640" calcext:value-type="float">
            <text:p>730464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age_sc,rule</text:p>
          </table:table-cell>
          <table:table-cell office:value-type="float" office:value="43788708" calcext:value-type="float">
            <text:p>43788708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dd_sc,rule</text:p>
          </table:table-cell>
          <table:table-cell office:value-type="float" office:value="4571922" calcext:value-type="float">
            <text:p>4571922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,rule</text:p>
          </table:table-cell>
          <table:table-cell office:value-type="float" office:value="8485122" calcext:value-type="float">
            <text:p>848512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mon_dd_sc,rule</text:p>
          </table:table-cell>
          <table:table-cell office:value-type="float" office:value="50871600" calcext:value-type="float">
            <text:p>5087160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pd,rule</text:p>
          </table:table-cell>
          <table:table-cell office:value-type="float" office:value="450018" calcext:value-type="float">
            <text:p>450018</text:p>
          </table:table-cell>
          <table:table-cell office:value-type="float" office:value="5.70558854861622" calcext:value-type="float">
            <text:p>5,71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dd,rule</text:p>
          </table:table-cell>
          <table:table-cell office:value-type="float" office:value="3913200" calcext:value-type="float">
            <text:p>3913200</text:p>
          </table:table-cell>
          <table:table-cell office:value-type="float" office:value="6.03116692664394" calcext:value-type="float">
            <text:p>6,03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sc_year,rule</text:p>
          </table:table-cell>
          <table:table-cell office:value-type="float" office:value="3137082" calcext:value-type="float">
            <text:p>3137082</text:p>
          </table:table-cell>
          <table:table-cell office:value-type="float" office:value="6.75449423224973" calcext:value-type="float">
            <text:p>6,75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4.98226124301044" calcext:value-type="float">
            <text:p>4,9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mon,rule</text:p>
          </table:table-cell>
          <table:table-cell office:value-type="float" office:value="6267642" calcext:value-type="float">
            <text:p>6267642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word_year_sc,rule</text:p>
          </table:table-cell>
          <table:table-cell office:value-type="float" office:value="27914160" calcext:value-type="float">
            <text:p>2791416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sc_word,rule</text:p>
          </table:table-cell>
          <table:table-cell office:value-type="float" office:value="4239300" calcext:value-type="float">
            <text:p>4239300</text:p>
          </table:table-cell>
          <table:table-cell office:value-type="float" office:value="4.58451231543237" calcext:value-type="float">
            <text:p>4,58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,rule</text:p>
          </table:table-cell>
          <table:table-cell office:value-type="float" office:value="847860" calcext:value-type="float">
            <text:p>847860</text:p>
          </table:table-cell>
          <table:table-cell office:value-type="float" office:value="3.86118500982658" calcext:value-type="float">
            <text:p>3,86</text:p>
          </table:table-cell>
        </table:table-row>
        <table:table-row table:style-name="ro2">
          <table:table-cell office:value-type="string" calcext:value-type="string">
            <text:p>rus_names_translit,dic</text:p>
          </table:table-cell>
          <table:table-cell office:value-type="string" calcext:value-type="string">
            <text:p>year_word_sc,rule</text:p>
          </table:table-cell>
          <table:table-cell office:value-type="float" office:value="3391440" calcext:value-type="float">
            <text:p>3391440</text:p>
          </table:table-cell>
          <table:table-cell office:value-type="float" office:value="4.58451231543237" calcext:value-type="float">
            <text:p>4,58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3">00.00.0000</text:date>, <text:time style:data-style-name="N2" text:time-value="19:30:22.4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9S</meta:editing-duration>
    <meta:editing-cycles>3</meta:editing-cycles>
    <meta:generator>LibreOffice/5.2.0.4$Windows_x86 LibreOffice_project/066b007f5ebcc236395c7d282ba488bca6720265</meta:generator>
    <dc:date>2016-08-13T19:31:09.368000000</dc:date>
    <meta:document-statistic meta:table-count="3" meta:cell-count="772" meta:object-count="0"/>
    <meta:user-defined meta:name="Info 1"/>
    <meta:user-defined meta:name="Info 2"/>
    <meta:user-defined meta:name="Info 3"/>
    <meta:user-defined meta:name="Info 4"/>
  </office:meta>
</office:document-meta>
</file>